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cember 9<text:span text:style-name="T1">th</text:span>, 2011</text:p>
      <text:p text:style-name="Standard"/>
      <text:p text:style-name="Standard">Don Moreaux</text:p>
      <text:p text:style-name="Standard">Marj Sanderson</text:p>
      <text:p text:style-name="Standard">Greg Donohoe</text:p>
      <text:p text:style-name="Standard"/>
      <text:p text:style-name="Standard">To Whom It May Concern:</text:p>
      <text:p text:style-name="Standard"/>
      <text:p text:style-name="Standard">The TARS development team is submitting this design specification as promised, on December 9<text:span text:style-name="T1">th</text:span>, 2011. This design specification includes all development information and rationale that the next senior design team may need to complete this project in the coming semester. In addition, the GitHub account associated with this design report is available at github.com/ICBM/TARS.</text:p>
      <text:p text:style-name="Standard"/>
      <text:p text:style-name="Standard">If you should have any questions regarding this document, I am always available on my cell phone at 206-491-0105. If that doesn't work, I am also available via email at sbeddall@gmail.com.</text:p>
      <text:p text:style-name="Standard"/>
      <text:p text:style-name="Standard">Sincerely,</text:p>
      <text:p text:style-name="Standard">Scott Beddall</text:p>
      <text:p text:style-name="Standard">Team Leader – TARS Senior Design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9T14:45:48</meta:creation-date>
    <dc:date>2011-12-09T14:53:43</dc:date>
    <meta:editing-duration>PT7M55S</meta:editing-duration>
    <meta:editing-cycles>4</meta:editing-cycles>
    <meta:generator>LibreOffice/3.4$Linux LibreOffice_project/340m1$Build-402</meta:generator>
    <meta:document-statistic meta:table-count="0" meta:image-count="0" meta:object-count="0" meta:page-count="1" meta:paragraph-count="10" meta:word-count="109" meta:character-count="700" meta:non-whitespace-character-count="601"/>
  </office:meta>
</office:document-meta>
</file>